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72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center" fo:margin-bottom="10.00p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2">Senac Rj</text:span></text:p>
      <text:p text:style-name="P2"><text:span text:style-name="T3">Projeto Arcofesta</text:span></text:p>
      <text:p text:style-name="P2"><text:span text:style-name="T3">Curso: Programação</text:span></text:p>
      <text:p text:style-name="P2"><text:span text:style-name="T3">Alunas:</text:span></text:p>
      <text:p text:style-name="P2"><text:span text:style-name="T3">Marina Aparecida Martins da Cruz</text:span></text:p>
      <text:p text:style-name="P2"><text:span text:style-name="T3">Amanda Rodrigues Pereira</text:span></text:p>
      <text:p text:style-name="P2"><text:span text:style-name="T3">Maria Jariele de Brito Lima</text:span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